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3">
      <style:paragraph-properties fo:line-height="200%"/>
    </style:style>
    <style:style style:name="P2" style:family="paragraph" style:parent-style-name="Heading_20_2" style:master-page-name="Standard">
      <style:paragraph-properties fo:line-height="200%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hapter #: <text:s/>Data Analysis</text:h>
      <text:h text:style-name="P1" text:outline-level="3">#.# <text:s/>Calculating Upper State Density</text:h>
      <text:p text:style-name="Standard"/>
      <text:h text:style-name="P1" text:outline-level="3">#.# <text:s/>Pressure 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083in" fo:margin-bottom="0.0417in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Heading_20_3" style:next-style-name="Text_20_body" style:default-outline-level="2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capp </meta:initial-creator>
    <meta:creation-date>2012-07-21T21:28:07</meta:creation-date>
    <dc:date>2012-07-22T03:30:58</dc:date>
    <dc:creator>nucapp </dc:creator>
    <meta:editing-duration>PT06H02M51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3" meta:word-count="11" meta:character-count="75"/>
  </office:meta>
</office:document-meta>
</file>